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color="#ffffff"/>
      <style:paragraph-properties fo:margin-top="0.353cm" fo:margin-bottom="0cm" loext:contextual-spacing="false" fo:line-height="100%" fo:text-align="center" style:justify-single-word="false" fo:padding="0cm" fo:border="none"/>
    </style:style>
    <style:style style:name="P2" style:family="paragraph" style:parent-style-name="Standard">
      <loext:graphic-properties draw:fill-color="#ffffff"/>
      <style:paragraph-properties fo:margin-top="0.353cm" fo:margin-bottom="0cm" loext:contextual-spacing="false" fo:line-height="100%" fo:padding="0cm" fo:border="none"/>
    </style:style>
    <style:style style:name="P3" style:family="paragraph" style:parent-style-name="Standard">
      <loext:graphic-properties draw:fill-color="#ffffff"/>
      <style:paragraph-properties fo:margin-top="0.353cm" fo:margin-bottom="0cm" loext:contextual-spacing="false" fo:line-height="100%" fo:padding="0cm" fo:border="none"/>
      <style:text-properties officeooo:paragraph-rsid="0003c0e7"/>
    </style:style>
    <style:style style:name="P4" style:family="paragraph" style:parent-style-name="Standard">
      <loext:graphic-properties draw:fill-color="#ffffff"/>
      <style:paragraph-properties fo:margin-left="0.998cm" fo:margin-right="0cm" fo:margin-top="0.353cm" fo:margin-bottom="0cm" loext:contextual-spacing="false" fo:line-height="100%" fo:text-indent="0cm" style:auto-text-indent="false" fo:padding="0cm" fo:border="none"/>
    </style:style>
    <style:style style:name="P5" style:family="paragraph" style:parent-style-name="Heading_20_1">
      <loext:graphic-properties draw:fill-color="#ffffff"/>
      <style:paragraph-properties fo:margin-top="0.494cm" fo:margin-bottom="0cm" loext:contextual-spacing="false" fo:line-height="100%" fo:padding="0cm" fo:border="none"/>
    </style:style>
    <style:style style:name="P6" style:family="paragraph" style:parent-style-name="Heading_20_1" style:master-page-name="Standard">
      <loext:graphic-properties draw:fill-color="#ffffff"/>
      <style:paragraph-properties fo:margin-top="0.494cm" fo:margin-bottom="0cm" loext:contextual-spacing="false" fo:line-height="100%" fo:text-align="center" style:justify-single-word="false" style:page-number="1" fo:padding="0cm" fo:border="none"/>
    </style:style>
    <style:style style:name="T1" style:family="text">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T2" style:family="text">
      <style:text-properties fo:color="#000000" style:font-name="Arial" fo:font-size="16pt" fo:font-style="italic" fo:font-weight="bold" style:font-name-asian="Arial1" style:font-size-asian="16pt" style:font-style-asian="italic" style:font-weight-asian="bold" style:font-name-complex="Arial1" style:font-size-complex="16pt"/>
    </style:style>
    <style:style style:name="T3" style:family="text">
      <style:text-properties style:font-name="Arial" fo:font-size="10pt" fo:font-style="italic" style:font-name-asian="Arial1" style:font-size-asian="10pt" style:font-style-asian="italic" style:font-name-complex="Arial1" style:font-size-complex="10pt"/>
    </style:style>
    <style:style style:name="T4" style:family="text">
      <style:text-properties style:font-name="Arial" fo:font-size="10pt" style:font-name-asian="Arial1" style:font-size-asian="10pt" style:font-name-complex="Arial1" style:font-size-complex="10pt"/>
    </style:style>
    <style:style style:name="T5" style:family="text">
      <style:text-properties style:font-name="Arial" fo:font-size="10pt" officeooo:rsid="0003c0e7" style:font-name-asian="Arial1" style:font-size-asian="10pt" style:font-name-complex="Arial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nditions générales d'utilisation</text:span></text:p>
      <text:p text:style-name="P1"><text:span text:style-name="T3">En vigueur au 29/01/2020</text:span></text:p>
      <text:p text:style-name="P1"><text:span text:style-name="T4"> </text:span></text:p>
      <text:p text:style-name="P2"><text:span text:style-name="T4">Les présentes conditions générales d'utilisation (dites « CGU ») ont pour objet l'encadrement juridique des modalités de mise à disposition du site et des services par et de définir les conditions d’accès et d’utilisation des services par « l'Utilisateur ».</text:span></text:p>
      <text:p text:style-name="P2"><text:span text:style-name="T4">Les présentes CGU sont accessibles sur le site à la rubrique «CGU».</text:span></text:p>
      <text:p text:style-name="P2"><text:span text:style-name="T4">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3">Je reconnais avoir lu et compris les CGU et je les accepte</text:span><text:span text:style-name="T4"> ».</text:span></text:p>
      <text:p text:style-name="P2"><text:span text:style-name="T4">En cas de non-acceptation des CGU stipulées dans le présent contrat, l'Utilisateur se doit de renoncer à l'accès des services proposés par le site.</text:span></text:p>
      <text:p text:style-name="P2"><text:span text:style-name="T3">http://loka.zd.fr/nvs</text:span><text:span text:style-name="T4"> se réserve le droit de modifier unilatéralement et à tout moment le contenu des présentes CGU.</text:span></text:p>
      <text:p text:style-name="P5"><text:span text:style-name="T1">Article 1 : Les mentions légales</text:span></text:p>
      <text:p text:style-name="P2"><text:span text:style-name="T4">L’édition et la direction de la publication du site http://loka.zd.fr/nvs est assurée par romain </text:span><text:span text:style-name="T5">PERRUCHON</text:span><text:span text:style-name="T4">.</text:span></text:p>
      <text:p text:style-name="P2"><text:span text:style-name="T4">L'hébergeur du site http://loka.zd.fr/nvs est la société PlanetHoster, dont le siège social est situé au 4416 Louis B. Mayer, Laval (Québec) H7P 0G1, Canada, avec le numéro de téléphone : </text:span></text:p>
      <text:p text:style-name="P2"><text:span text:style-name="T4">FR (Nº Vert): 0 805 080 426<text:line-break/>FR: +33 1 76 60 41 43<text:line-break/>BE: +32 28 08 13 21<text:line-break/>CH: +41 31 528 01 41<text:line-break/>UK: +44 (0)808 189 0423<text:line-break/>AU: +61 18 0035 1172<text:line-break/>US: +1 855 774 4678<text:line-break/>CA: +1 855 774 4678<text:line-break/>QC: +1 514 802 1644. </text:span></text:p>
      <text:p text:style-name="P5"><text:span text:style-name="T1">ARTICLE 2 : Accès au site</text:span></text:p>
      <text:p text:style-name="P3"><text:span text:style-name="T4">Le site internet </text:span><text:span text:style-name="T3">http://loka.zd.fr/nvs <text:s/></text:span><text:span text:style-name="T4">propose les services suivants :</text:span></text:p>
      <text:p text:style-name="P2"><text:span text:style-name="T4">jeu en ligne</text:span></text:p>
      <text:p text:style-name="P2"><text:span text:style-name="T4">Le site est accessible gratuitement en tout lieu à tout Utilisateur ayant un accès à Internet. Tous les frais supportés par l'Utilisateur pour accéder au service (matériel informatique, logiciels, connexion Internet, etc.) sont à sa charge.</text:span></text:p>
      <text:p text:style-name="P2"><text:span text:style-name="T4">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span></text:p>
      <text:p text:style-name="P2"><text:span text:style-name="T4">Pour accéder aux services, l’Utilisateur doit ensuite s'identifier à l'aide de son identifiant et de son mot de passe qui lui seront communiqués après son inscription.</text:span></text:p>
      <text:p text:style-name="P2"><text:span text:style-name="T4">Tout Utilisateur membre régulièrement inscrit pourra également solliciter sa désinscription en se rendant à la page dédiée sur son espace personnel. Celle-ci sera effective dans un délai raisonnable.</text:span></text:p>
      <text:p text:style-name="P2"><text:soft-page-break/><text:span text:style-name="T4">Tout événement dû à un cas de force majeure ayant pour conséquence un dysfonctionnement du site ou serveur et sous réserve de toute interruption ou modification en cas de maintenance, n'engage pas la responsabilité de </text:span><text:span text:style-name="T3">http://loka.zd.fr/nvs. </text:span><text:span text:style-name="T4">Dans ces cas, l’Utilisateur accepte ainsi ne pas tenir rigueur à l’éditeur de toute interruption ou suspension de service, même sans préavis.</text:span></text:p>
      <text:p text:style-name="P2"><text:span text:style-name="T4">L'Utilisateur a la possibilité de contacter le site par messagerie électronique à l’adresse email de l’éditeur communiqué à l’ARTICLE 1.</text:span></text:p>
      <text:p text:style-name="P5"><text:span text:style-name="T1">ARTICLE 3 : Collecte des données</text:span></text:p>
      <text:p text:style-name="P2"><text:span text:style-name="T4">Le site assure à l'Utilisateur une collecte et un traitement d'informations personnelles dans le respect de la vie privée conformément à la loi n°78-17 du 6 janvier 1978 relative à l'informatique, aux fichiers et aux libertés.</text:span></text:p>
      <text:p text:style-name="P2"><text:span text:style-name="T4">En vertu de la loi Informatique et Libertés, en date du 6 janvier 1978, l'Utilisateur dispose d'un droit d'accès, de rectification, de suppression et d'opposition de ses données personnelles. L'Utilisateur exerce ce droit :</text:span></text:p>
      <text:p text:style-name="P3"><text:span text:style-name="T4">· via son espace personnel ;</text:span></text:p>
      <text:p text:style-name="P3"><text:span text:style-name="T4">· via </text:span><text:span text:style-name="T5">une demande par MP sur le forum du jeu à Admin</text:span><text:span text:style-name="T4"> ;</text:span></text:p>
      <text:p text:style-name="P5"><text:span text:style-name="T1">ARTICLE 4 : Propriété intellectuelle</text:span></text:p>
      <text:p text:style-name="P2"><text:span text:style-name="T4">Les marques, logos, signes ainsi que tous les contenus du site (textes, images, son…) font l'objet d'une protection par le Code de la propriété intellectuelle et plus particulièrement par le droit d'auteur.</text:span></text:p>
      <text:p text:style-name="P2"><text:span text:style-name="T4">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span></text:p>
      <text:p text:style-name="P2"><text:span text:style-name="T4">Toute représentation totale ou partielle de ce site par quelque procédé que ce soit, sans l’autorisation expresse de l’exploitant du site Internet constituerait une contrefaçon sanctionnée par l’article L 335-2 et suivants du Code de la propriété intellectuelle.</text:span></text:p>
      <text:p text:style-name="P2"><text:span text:style-name="T4">Il est rappelé conformément à l’article L122-5 du Code de propriété intellectuelle que l’Utilisateur qui reproduit, copie ou publie le contenu protégé doit citer l’auteur et sa source.</text:span></text:p>
      <text:p text:style-name="P4"><text:span text:style-name="T4"> </text:span></text:p>
      <text:p text:style-name="P5"><text:span text:style-name="T1">ARTICLE 5 : Responsabilité</text:span></text:p>
      <text:p text:style-name="P2"><text:span text:style-name="T4">Les sources des informations diffusées sur le site http://loka.zd.fr/nvs sont réputées fiables mais le site ne garantit pas qu’il soit exempt de défauts, d’erreurs ou d’omissions.</text:span></text:p>
      <text:p text:style-name="P2"><text:span text:style-name="T4">Les informations communiquées sont présentées à titre indicatif et général sans valeur contractuelle. Malgré des mises à jour régulières, le site </text:span><text:span text:style-name="T3">http://loka.zd.fr/nvs </text:span><text:span text:style-name="T4">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4"><text:span text:style-name="T4">L'Utilisateur s'assure de garder son mot de passe secret. Toute divulgation du mot de passe, quelle que soit sa forme, est interdite. Il assume les risques liés à l'utilisation de son identifiant et mot de passe. Le site décline toute responsabilité.</text:span></text:p>
      <text:p text:style-name="P2"><text:span text:style-name="T4">Le site </text:span><text:span text:style-name="T3">http://loka.zd.fr/nvs </text:span><text:span text:style-name="T4">ne peut être tenu pour responsable d’éventuels virus qui pourraient infecter l’ordinateur ou tout matériel informatique de l’Internaute, suite à une utilisation, à l’accès, ou au téléchargement provenant de ce site.</text:span></text:p>
      <text:p text:style-name="P2"><text:span text:style-name="T4">La responsabilité du site ne peut être engagée en cas de force majeure ou du fait imprévisible et insurmontable d'un tiers.</text:span></text:p>
      <text:p text:style-name="P5"><text:soft-page-break/><text:span text:style-name="T1">ARTICLE 6 : Liens hypertextes</text:span></text:p>
      <text:p text:style-name="P2"><text:span text:style-name="T4">Des liens hypertextes peuvent être présents sur le site. L’Utilisateur est informé qu’en cliquant sur ces liens, il sortira du site </text:span><text:span text:style-name="T3">http://loka.zd.fr/nvs.</text:span><text:span text:style-name="T4"> Ce dernier n’a pas de contrôle sur les pages web sur lesquelles aboutissent ces liens et ne saurait, en aucun cas, être responsable de leur contenu.</text:span></text:p>
      <text:p text:style-name="P5"><text:span text:style-name="T1">ARTICLE 7 : Cookies</text:span></text:p>
      <text:p text:style-name="P2"><text:span text:style-name="T4">L’Utilisateur est informé que lors de ses visites sur le site, un cookie peut s’installer automatiquement sur son logiciel de navigation.</text:span></text:p>
      <text:p text:style-name="P2"><text:span text:style-name="T4">Les cookies sont de petits fichiers stockés temporairement sur le disque dur de l’ordinateur de l’Utilisateur par votre navigateur et qui sont nécessaires à l’utilisation du site </text:span><text:span text:style-name="T3">http://loka.zd.fr/nvs</text:span><text:span text:style-name="T4">. Les cookies ne contiennent pas d’information personnelle et ne peuvent pas être utilisés pour identifier quelqu’un. Un cookie contient un identifiant unique, généré aléatoirement et donc anonyme. Certains cookies expirent à la fin de la visite de l’Utilisateur, d’autres restent.</text:span></text:p>
      <text:p text:style-name="P2"><text:span text:style-name="T4">L’information contenue dans les cookies est utilisée pour améliorer le site </text:span><text:span text:style-name="T3">http://loka.zd.fr/nvs</text:span><text:span text:style-name="T4">.</text:span></text:p>
      <text:p text:style-name="P2"><text:span text:style-name="T4">En naviguant sur le site, L’Utilisateur les accepte.</text:span></text:p>
      <text:p text:style-name="P2"><text:span text:style-name="T4">L’Utilisateur pourra désactiver ces cookies par l’intermédiaire des paramètres figurant au sein de son logiciel de navigation.</text:span></text:p>
      <text:p text:style-name="P5"><text:span text:style-name="T1">ARTICLE 8 : Publication par l’Utilisateur</text:span></text:p>
      <text:p text:style-name="P2"><text:span text:style-name="T4">Le site permet aux membres de publier </text:span><text:span text:style-name="T5">d</text:span><text:span text:style-name="T4">es contenus </text:span><text:span text:style-name="T5">via le forum, la messagerie du jeu ou la description / message du jour de chaque personnage</text:span></text:p>
      <text:p text:style-name="P2"><text:span text:style-name="T4">Dans ses publications, le membre s’engage à respecter les règles de la Netiquette (règles de bonne conduite de l’internet) et les règles de droit en vigueur.</text:span></text:p>
      <text:p text:style-name="P2"><text:span text:style-name="T4">Le site peut exercer une modération sur les publications et se réserve le droit de refuser leur mise en ligne, sans avoir à s’en justifier auprès du membre.</text:span></text:p>
      <text:p text:style-name="P2"><text:span text:style-name="T4">Le membre reste titulaire de l’intégralité de ses droits de propriété intellectuelle. Mais en publiant une publication sur le site, il cède à la société éditrice le droit non exclusif et gratuit de représenter, reproduire, adapter, modifier, diffuser et distribuer sa publication, directement ou par un tiers autorisé, dans le monde entier, sur tout support (numérique ou physique), pour la durée de la propriété intellectuelle. Le Membre cède notamment le droit d'utiliser sa publication sur internet et sur les réseaux de téléphonie mobile.</text:span></text:p>
      <text:p text:style-name="P2"><text:span text:style-name="T4">La société éditrice s'engage à faire figurer le nom du membre à proximité de chaque utilisation de sa publication.</text:span></text:p>
      <text:p text:style-name="P2"><text:span text:style-name="T4">Tout contenu mis en ligne par l'Utilisateur est de sa seule responsabilité. L'Utilisateur s'engage à ne pas mettre en ligne de contenus pouvant porter atteinte aux intérêts de tierces personnes. Tout recours en justice engagé par un tiers lésé contre le site sera pris en charge par l'Utilisateur.</text:span></text:p>
      <text:p text:style-name="P2"><text:span text:style-name="T4">Le contenu de l'Utilisateur peut être à tout moment et pour n'importe quelle raison supprimé ou modifié par le site, sans préavis.</text:span></text:p>
      <text:p text:style-name="P2"><text:span text:style-name="T4"> </text:span></text:p>
      <text:p text:style-name="P5"><text:span text:style-name="T1">ARTICLE 9</text:span><text:span text:style-name="T2"> </text:span><text:span text:style-name="T1">: Droit applicable et juridiction compétente</text:span></text:p>
      <text:p text:style-name="P2"><text:span text:style-name="T4">La législation française s'applique au présent contrat. En cas d'absence de résolution amiable d'un litige né entre les parties, les tribunaux français seront seuls compétents pour en connaître.</text:span></text:p>
      <text:p text:style-name="P2"><text:span text:style-name="T4">Pour toute question relative à l’application des présentes CGU, vous pouvez joindre l’éditeur aux coordonnées inscrites à l’ARTICL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color="#ffffff"/>
      <style:paragraph-properties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color="#ffffff"/>
      <style:paragraph-properties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color="#ffffff"/>
      <style:paragraph-properties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color="#ffffff"/>
      <style:paragraph-properties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color="#ffffff"/>
      <style:paragraph-properties fo:margin-top="0.635cm" fo:margin-bottom="0.635cm" loext:contextual-spacing="false" fo:line-height="100%"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9T19:36:33.318000000</dc:date>
    <meta:editing-duration>PT4M11S</meta:editing-duration>
    <meta:editing-cycles>1</meta:editing-cycles>
    <meta:document-statistic meta:table-count="0" meta:image-count="0" meta:object-count="0" meta:page-count="3" meta:paragraph-count="58" meta:word-count="1412" meta:character-count="9103" meta:non-whitespace-character-count="7740"/>
    <meta:generator>LibreOffice/5.2.5.1$Windows_x86 LibreOffice_project/0312e1a284a7d50ca85a365c316c7abbf20a4d22</meta:generator>
  </office:meta>
</office:document-meta>
</file>